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000000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Heading_20_3">
      <style:text-properties fo:color="#000000"/>
    </style:style>
    <style:style style:name="P7" style:family="paragraph" style:parent-style-name="Heading_20_2">
      <style:text-properties fo:color="#000000"/>
    </style:style>
    <style:style style:name="P8" style:family="paragraph" style:parent-style-name="Preformatted_20_Text">
      <style:text-properties fo:color="#000000"/>
    </style:style>
    <style:style style:name="T1" style:family="text">
      <style:text-properties fo:color="#f8f8f2"/>
    </style:style>
    <style:style style:name="T2" style:family="text">
      <style:text-properties fo:color="#f92672"/>
    </style:style>
    <style:style style:name="T3" style:family="text">
      <style:text-properties fo:color="#a6e22e"/>
    </style:style>
    <style:style style:name="T4" style:family="text">
      <style:text-properties fo:color="#e6db74"/>
    </style:style>
    <style:style style:name="T5" style:family="text">
      <style:text-properties fo:color="#75715e"/>
    </style:style>
    <style:style style:name="T6" style:family="text">
      <style:text-properties fo:color="#ae81ff"/>
    </style:style>
    <style:style style:name="T7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Instance Methods vs Class Methods</text:h>
      <text:p text:style-name="Text_20_body"><text:span text:style-name="T7">Now that we have the basics of classes down, let's explore two different methods we may build into class: </text:span><text:span text:style-name="Strong_20_Emphasis"><text:span text:style-name="T7">instance methods</text:span></text:span><text:span text:style-name="T7"> and </text:span><text:span text:style-name="Strong_20_Emphasis"><text:span text:style-name="T7">class methods</text:span></text:span><text:span text:style-name="T7">.</text:span></text:p>
      <text:h text:style-name="P6" text:outline-level="3">Instance Methods</text:h>
      <text:p text:style-name="Text_20_body"><text:span text:style-name="T7">So far we've been only dealing with instance methods with our classes. Like it's name suggests, an instance method is one that is called on an </text:span><text:span text:style-name="Emphasis"><text:span text:style-name="T7">instance</text:span></text:span><text:span text:style-name="T7"> of a class. Let's check out an instance method:</text:span></text:p>
      <text:p text:style-name="Preformatted_20_Text"><text:span text:style-name="Source_20_Text"><text:span text:style-name="T7">class Dog</text:span></text:span></text:p>
      <text:p text:style-name="Preformatted_20_Text"><text:span text:style-name="Source_20_Text"><text:span text:style-name="T7"><text:s text:c="2"/>def initialize(name, bark)</text:span></text:span></text:p>
      <text:p text:style-name="Preformatted_20_Text"><text:span text:style-name="Source_20_Text"><text:span text:style-name="T7"><text:s text:c="4"/>@name = name</text:span></text:span></text:p>
      <text:p text:style-name="Preformatted_20_Text"><text:span text:style-name="Source_20_Text"><text:span text:style-name="T7"><text:s text:c="4"/>@bark = bark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speak</text:span></text:span></text:p>
      <text:p text:style-name="Preformatted_20_Text"><text:span text:style-name="Source_20_Text"><text:span text:style-name="T7"><text:s text:c="4"/>@name + " says " + @bark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reformatted_20_Text"><text:span text:style-name="Source_20_Text"><text:span text:style-name="T7">my_dog = Dog.new("Fido", "woof")</text:span></text:span></text:p>
      <text:p text:style-name="Preformatted_20_Text"><text:span text:style-name="Source_20_Text"><text:span text:style-name="T7">my_dog.speak <text:s text:c="9"/># "Fido says woof"</text:span></text:span></text:p>
      <text:p text:style-name="P8"/>
      <text:p text:style-name="Preformatted_20_Text"><text:span text:style-name="Source_20_Text"><text:span text:style-name="T7">other_dog = Dog.new("Doge", "much bork")</text:span></text:span></text:p>
      <text:p text:style-name="P1"><text:span text:style-name="Source_20_Text"><text:span text:style-name="T7">other_dog.speak <text:s text:c="6"/># "Doge says much bork"</text:span></text:span></text:p>
      <text:p text:style-name="Text_20_body"><text:span text:style-name="Source_20_Text"><text:span text:style-name="T7">speak</text:span></text:span><text:span text:style-name="T7"> is an instance method because we can only call it on a </text:span><text:span text:style-name="Source_20_Text"><text:span text:style-name="T7">Dog</text:span></text:span><text:span text:style-name="T7"> instance we initialized using </text:span><text:span text:style-name="Source_20_Text"><text:span text:style-name="T7">Dog.new</text:span></text:span><text:span text:style-name="T7">. Remember that if something is an instance of </text:span><text:span text:style-name="Source_20_Text"><text:span text:style-name="T7">Dog</text:span></text:span><text:span text:style-name="T7">, it is an object with a </text:span><text:span text:style-name="Source_20_Text"><text:span text:style-name="T7">@name</text:span></text:span><text:span text:style-name="T7"> and </text:span><text:span text:style-name="Source_20_Text"><text:span text:style-name="T7">@bark</text:span></text:span><text:span text:style-name="T7">. Since </text:span><text:span text:style-name="Source_20_Text"><text:span text:style-name="T7">my_dog</text:span></text:span><text:span text:style-name="T7"> and </text:span><text:span text:style-name="Source_20_Text"><text:span text:style-name="T7">other_dog</text:span></text:span><text:span text:style-name="T7"> are instances, when we call </text:span><text:span text:style-name="Source_20_Text"><text:span text:style-name="T7">speak</text:span></text:span><text:span text:style-name="T7"> on them respectively, we can get different behavior because they can have different </text:span><text:span text:style-name="Source_20_Text"><text:span text:style-name="T7">@name</text:span></text:span><text:span text:style-name="T7"> and </text:span><text:span text:style-name="Source_20_Text"><text:span text:style-name="T7">@bark</text:span></text:span><text:span text:style-name="T7"> values. An instance method depends on the </text:span><text:span text:style-name="Emphasis"><text:span text:style-name="T7">attributes</text:span></text:span><text:span text:style-name="T7"> or </text:span><text:span text:style-name="Emphasis"><text:span text:style-name="T7">instance variables</text:span></text:span><text:span text:style-name="T7"> of an instance.</text:span></text:p>
      <text:p text:style-name="Text_20_body"><text:span text:style-name="T7">For notation, we'll use </text:span><text:span text:style-name="Strong_20_Emphasis"><text:span text:style-name="T7">Dog#speak</text:span></text:span><text:span text:style-name="T7"> to denote that </text:span><text:span text:style-name="Source_20_Text"><text:span text:style-name="T7">speak</text:span></text:span><text:span text:style-name="T7"> is an </text:span><text:span text:style-name="Strong_20_Emphasis"><text:span text:style-name="T7">instance method</text:span></text:span><text:span text:style-name="T7"> of </text:span><text:span text:style-name="Source_20_Text"><text:span text:style-name="T7">Dog</text:span></text:span></text:p>
      <text:h text:style-name="P6" text:outline-level="3">Class Methods</text:h>
      <text:p text:style-name="P4">A class method is a method that is called directly on the class. Let's see how to define a class method:</text:p>
      <text:p text:style-name="Preformatted_20_Text"><text:span text:style-name="Source_20_Text"><text:span text:style-name="T7">class Dog</text:span></text:span></text:p>
      <text:p text:style-name="Preformatted_20_Text"><text:span text:style-name="Source_20_Text"><text:span text:style-name="T7"><text:s text:c="2"/>def initialize(name, bark)</text:span></text:span></text:p>
      <text:p text:style-name="Preformatted_20_Text"><text:span text:style-name="Source_20_Text"><text:span text:style-name="T7"><text:s text:c="4"/>@name = name</text:span></text:span></text:p>
      <text:p text:style-name="Preformatted_20_Text"><text:span text:style-name="Source_20_Text"><text:span text:style-name="T7"><text:s text:c="4"/>@bark = bark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self.growl</text:span></text:span></text:p>
      <text:p text:style-name="Preformatted_20_Text"><text:span text:style-name="Source_20_Text"><text:span text:style-name="T7"><text:s text:c="4"/>"Grrrrr"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1"><text:span text:style-name="Source_20_Text"><text:span text:style-name="T7">Dog.growl <text:s text:c="2"/># Grrrrr</text:span></text:span></text:p>
      <text:p text:style-name="Text_20_body"><text:soft-page-break/><text:span text:style-name="T7">Notice that we define class method by adding </text:span><text:span text:style-name="Source_20_Text"><text:span text:style-name="T7">self.</text:span></text:span><text:span text:style-name="T7"> to the front of a method name. In this context, </text:span><text:span text:style-name="Source_20_Text"><text:span text:style-name="T7">self</text:span></text:span><text:span text:style-name="T7"> refers to the </text:span><text:span text:style-name="Source_20_Text"><text:span text:style-name="T7">Dog</text:span></text:span><text:span text:style-name="T7"> class itself. Since </text:span><text:span text:style-name="Source_20_Text"><text:span text:style-name="T7">growl</text:span></text:span><text:span text:style-name="T7"> is a class method, we cannot call it on an instance; instead we call it on the </text:span><text:span text:style-name="Source_20_Text"><text:span text:style-name="T7">Dog</text:span></text:span><text:span text:style-name="T7"> class directly . A class method cannot refer to any instance attributes like </text:span><text:span text:style-name="Source_20_Text"><text:span text:style-name="T7">@name</text:span></text:span><text:span text:style-name="T7"> and </text:span><text:span text:style-name="Source_20_Text"><text:span text:style-name="T7">@bark</text:span></text:span><text:span text:style-name="T7">! As programmers, we'll choose to build class methods for added utility.</text:span></text:p>
      <text:p text:style-name="Text_20_body"><text:span text:style-name="T7">For notation we'll use </text:span><text:span text:style-name="Strong_20_Emphasis"><text:span text:style-name="T7">Dog::growl</text:span></text:span><text:span text:style-name="T7"> to denote that </text:span><text:span text:style-name="Source_20_Text"><text:span text:style-name="T7">growl</text:span></text:span><text:span text:style-name="T7"> is an </text:span><text:span text:style-name="Strong_20_Emphasis"><text:span text:style-name="T7">class method</text:span></text:span><text:span text:style-name="T7"> of </text:span><text:span text:style-name="Source_20_Text"><text:span text:style-name="T7">Dog</text:span></text:span><text:span text:style-name="T7">.</text:span></text:p>
      <text:p text:style-name="Text_20_body"><text:span text:style-name="T7">For example, here is a class method that is a bit more practical, </text:span><text:span text:style-name="Source_20_Text"><text:span text:style-name="T7">Dog::whos_louder</text:span></text:span><text:span text:style-name="T7"> :</text:span></text:p>
      <text:p text:style-name="Preformatted_20_Text"><text:span text:style-name="Source_20_Text"><text:span text:style-name="T7">class Dog</text:span></text:span></text:p>
      <text:p text:style-name="Preformatted_20_Text"><text:span text:style-name="Source_20_Text"><text:span text:style-name="T7"><text:s text:c="2"/>def initialize(name, bark)</text:span></text:span></text:p>
      <text:p text:style-name="Preformatted_20_Text"><text:span text:style-name="Source_20_Text"><text:span text:style-name="T7"><text:s text:c="4"/>@name = name</text:span></text:span></text:p>
      <text:p text:style-name="Preformatted_20_Text"><text:span text:style-name="Source_20_Text"><text:span text:style-name="T7"><text:s text:c="4"/>@bark = bark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self.whos_louder(dog_1, dog_2)</text:span></text:span></text:p>
      <text:p text:style-name="Preformatted_20_Text"><text:span text:style-name="Source_20_Text"><text:span text:style-name="T7"><text:s text:c="4"/>if dog_1.bark.length &gt; dog_2.bark.length</text:span></text:span></text:p>
      <text:p text:style-name="Preformatted_20_Text"><text:span text:style-name="Source_20_Text"><text:span text:style-name="T7"><text:s text:c="6"/>return dog_1.name</text:span></text:span></text:p>
      <text:p text:style-name="Preformatted_20_Text"><text:span text:style-name="Source_20_Text"><text:span text:style-name="T7"><text:s text:c="4"/>elsif dog_1.bark.length &lt; dog_2.bark.length</text:span></text:span></text:p>
      <text:p text:style-name="Preformatted_20_Text"><text:span text:style-name="Source_20_Text"><text:span text:style-name="T7"><text:s text:c="6"/>return dog_2.name</text:span></text:span></text:p>
      <text:p text:style-name="Preformatted_20_Text"><text:span text:style-name="Source_20_Text"><text:span text:style-name="T7"><text:s text:c="4"/>else</text:span></text:span></text:p>
      <text:p text:style-name="Preformatted_20_Text"><text:span text:style-name="Source_20_Text"><text:span text:style-name="T7"><text:s text:c="6"/>return nil</text:span></text:span></text:p>
      <text:p text:style-name="Preformatted_20_Text"><text:span text:style-name="Source_20_Text"><text:span text:style-name="T7"><text:s text:c="4"/>end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name</text:span></text:span></text:p>
      <text:p text:style-name="Preformatted_20_Text"><text:span text:style-name="Source_20_Text"><text:span text:style-name="T7"><text:s text:c="4"/>@name</text:span></text:span></text:p>
      <text:p text:style-name="Preformatted_20_Text"><text:span text:style-name="Source_20_Text"><text:span text:style-name="T7"><text:s text:c="2"/>end</text:span></text:span></text:p>
      <text:p text:style-name="P8"/>
      <text:p text:style-name="Preformatted_20_Text"><text:span text:style-name="Source_20_Text"><text:span text:style-name="T7"><text:s text:c="2"/>def bark</text:span></text:span></text:p>
      <text:p text:style-name="Preformatted_20_Text"><text:span text:style-name="Source_20_Text"><text:span text:style-name="T7"><text:s text:c="4"/>@bark</text:span></text:span></text:p>
      <text:p text:style-name="Preformatted_20_Text"><text:span text:style-name="Source_20_Text"><text:span text:style-name="T7"><text:s text:c="2"/>end</text:span></text:span></text:p>
      <text:p text:style-name="Preformatted_20_Text"><text:span text:style-name="Source_20_Text"><text:span text:style-name="T7">end</text:span></text:span></text:p>
      <text:p text:style-name="P8"/>
      <text:p text:style-name="Preformatted_20_Text"><text:span text:style-name="Source_20_Text"><text:span text:style-name="T7">d1 = Dog.new("Fido", "woof")</text:span></text:span></text:p>
      <text:p text:style-name="Preformatted_20_Text"><text:span text:style-name="Source_20_Text"><text:span text:style-name="T7">d2 = Dog.new("Doge", "much bork")</text:span></text:span></text:p>
      <text:p text:style-name="P1"><text:span text:style-name="Source_20_Text"><text:span text:style-name="T7">p Dog.whos_louder(d1, d2) # "Doge"</text:span></text:span></text:p>
      <text:p text:style-name="Text_20_body"><text:span text:style-name="T7">You may be wondering why we prefer to make </text:span><text:span text:style-name="Source_20_Text"><text:span text:style-name="T7">Dog::whos_louder</text:span></text:span><text:span text:style-name="T7"> a class method. We make this choice because the code inside of the method does not pertain to a single instance of dog, meaning it does not refer to instance attributes of </text:span><text:span text:style-name="Source_20_Text"><text:span text:style-name="T7">@name</text:span></text:span><text:span text:style-name="T7">, </text:span><text:span text:style-name="Source_20_Text"><text:span text:style-name="T7">@bark</text:span></text:span><text:span text:style-name="T7">. </text:span></text:p>
      <text:h text:style-name="P7" text:outline-level="2">Wrapping Up</text:h>
      <text:list xml:id="list2957937271734005729" text:style-name="L1">
        <text:list-item>
          <text:p text:style-name="P5"><text:span text:style-name="Source_20_Text"><text:span text:style-name="T7">Class#method_name</text:span></text:span><text:span text:style-name="T7"> means </text:span><text:span text:style-name="Source_20_Text"><text:span text:style-name="T7">method_name</text:span></text:span><text:span text:style-name="T7"> is an instance method</text:span></text:p>
        </text:list-item>
        <text:list-item>
          <text:p text:style-name="P3"><text:span text:style-name="Source_20_Text"><text:span text:style-name="T7">Class::method_name</text:span></text:span><text:span text:style-name="T7"> means </text:span><text:span text:style-name="Source_20_Text"><text:span text:style-name="T7">method_name</text:span></text:span><text:span text:style-name="T7"> is a class method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21:50:19.283958320</meta:creation-date>
    <dc:date>2019-07-17T21:52:09.135123944</dc:date>
    <meta:editing-duration>PT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465" meta:character-count="2801" meta:non-whitespace-character-count="2276"/>
  </office:meta>
</office:document-meta>
</file>